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c8489" officeooo:paragraph-rsid="000c8489"/>
    </style:style>
    <style:style style:name="P2" style:family="paragraph" style:parent-style-name="Standard">
      <style:text-properties officeooo:rsid="000e4f2b" officeooo:paragraph-rsid="000e4f2b"/>
    </style:style>
    <style:style style:name="P3" style:family="paragraph" style:parent-style-name="Standard">
      <style:text-properties officeooo:rsid="000fe113" officeooo:paragraph-rsid="000fe113"/>
    </style:style>
    <style:style style:name="P4" style:family="paragraph" style:parent-style-name="Standard">
      <style:text-properties officeooo:rsid="00117000" officeooo:paragraph-rsid="00117000"/>
    </style:style>
    <style:style style:name="P5" style:family="paragraph" style:parent-style-name="Standard">
      <style:text-properties officeooo:rsid="00127065" officeooo:paragraph-rsid="00127065"/>
    </style:style>
    <style:style style:name="P6" style:family="paragraph" style:parent-style-name="Standard">
      <style:text-properties officeooo:rsid="001362ed" officeooo:paragraph-rsid="001362ed"/>
    </style:style>
    <style:style style:name="T1" style:family="text">
      <style:text-properties officeooo:rsid="000e4f2b"/>
    </style:style>
    <style:style style:name="T2" style:family="text">
      <style:text-properties officeooo:rsid="000fe113"/>
    </style:style>
    <style:style style:name="T3" style:family="text">
      <style:text-properties officeooo:rsid="001362ed"/>
    </style:style>
    <style:style style:name="T4" style:family="text">
      <style:text-properties officeooo:rsid="0013c9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Formal Analysis of Secure Device Pairing Protocols</text:p>
      <text:p text:style-name="P1"/>
      <text:p text:style-name="P1">This paper is good for us if we want to dive deep into device pairing/attack analysis. <text:span text:style-name="T1">It offers an analysis of the Dolev-Yao model as well as the Wong-Stajano protocol, which happens to have a security flaw, which is discussed in the paper.</text:span></text:p>
      <text:p text:style-name="P1"/>
      <text:p text:style-name="P1"/>
      <text:p text:style-name="P2">2. SONDI master thesis</text:p>
      <text:p text:style-name="P2"/>
      <text:p text:style-name="P2">This thesis offers an interesting take on audio device pairing, where audio is even used to broadcast and find other devices, hence avoiding traditional wireless communication channels. Additionally, this paper puts emphasis on real-time pairing as well as <text:span text:style-name="T2">low to no intrusion, with the use of sound frequencies that is not hearable to humans.</text:span></text:p>
      <text:p text:style-name="P2"/>
      <text:p text:style-name="P2"/>
      <text:p text:style-name="P2">3. Secure Device Pairing Using Audio</text:p>
      <text:p text:style-name="P2"/>
      <text:p text:style-name="P3">The protocol proposed in this paper is nice. With some tweaks, this could probably be the least intrusive protocol compared to SONDI, which is important if it were to be used on every-day devices.</text:p>
      <text:p text:style-name="P3"/>
      <text:p text:style-name="P3"/>
      <text:p text:style-name="P3">4. Efficient Device Pairing using “Human-Comparable” Synchronized Audiovisial Patterns</text:p>
      <text:p text:style-name="P3"/>
      <text:p text:style-name="P3">The protocol proposed in this paper doesn't seem good. They propose two different protocols, that takes 10.8 seconds and 16.8 seconds respectively. This is pretty slow, and I think we should not look further into this, as both SONDI and UbiSound already seems better.</text:p>
      <text:p text:style-name="P3"/>
      <text:p text:style-name="P3"/>
      <text:p text:style-name="P4">5. HAPADEP</text:p>
      <text:p text:style-name="P4"/>
      <text:p text:style-name="P4">An interesting take on audio device pairing, that offers some protection against MiTM and DoS attacks. The latter being especially interesting, as that is something most device pairing protocols does not offer. This paper also explicitly discusses the use of codecs to encode the audio sequences to be faster or clearer. Definitely something to be looked at.</text:p>
      <text:p text:style-name="P4"/>
      <text:p text:style-name="P4"/>
      <text:p text:style-name="P5">6. Analysis of Bluetooth Threats and v4.0 Security Features</text:p>
      <text:p text:style-name="P5"/>
      <text:p text:style-name="P5">This paper is very short and seems to only touch the subject in a very shallow manner. This might be used more as a general overview of attacks and models.</text:p>
      <text:p text:style-name="P5"/>
      <text:p text:style-name="P5"/>
      <text:p text:style-name="P5">7. <text:s/>Bluetooth Security in Wearable Computing Applications</text:p>
      <text:p text:style-name="P5"/>
      <text:p text:style-name="P5">Focuses on vulnerabilities of the Bluetooth architecture, <text:span text:style-name="T3">which could be improved upon or compared to our audio device pairing solution</text:span></text:p>
      <text:p text:style-name="P5"/>
      <text:p text:style-name="P5"/>
      <text:p text:style-name="P5"/>
      <text:p text:style-name="P6"><text:soft-page-break/>8. Man-In-The-Middle Attacks on Bluetooth</text:p>
      <text:p text:style-name="P6"/>
      <text:p text:style-name="P6">As this paper specifically addresses MiTM attacks on Bluetooth, it might give us pointers as to how we can avoid MiTM attacks when we're designing our Audio assisted solution.</text:p>
      <text:p text:style-name="P6"/>
      <text:p text:style-name="P6"/>
      <text:p text:style-name="P6">9. <text:span text:style-name="T4">Acoustic Eavesdropping Attacks on Constrained Wireless Device Pairing</text:span></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7T14:41:05.626352980</meta:creation-date>
    <dc:date>2015-10-07T22:36:29.407394116</dc:date>
    <meta:editing-duration>PT6H52M42S</meta:editing-duration>
    <meta:editing-cycles>4</meta:editing-cycles>
    <meta:generator>LibreOffice/4.2.8.2$Linux_X86_64 LibreOffice_project/420m0$Build-2</meta:generator>
    <meta:document-statistic meta:table-count="0" meta:image-count="0" meta:object-count="0" meta:page-count="2" meta:paragraph-count="17" meta:word-count="370" meta:character-count="2306" meta:non-whitespace-character-count="1952"/>
  </office:meta>
</office:document-meta>
</file>